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333333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026cm" svg:stroke-color="#333333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333333" draw:stroke-linejoin="miter" draw:fill="solid" draw:fill-color="#0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0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dash" draw:stroke-dash="Dash_20_2" svg:stroke-width="0.026cm" svg:stroke-color="#00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dash" draw:stroke-dash="Dash_20_2" svg:stroke-width="0.026cm" svg:stroke-color="#00ffff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dash" draw:stroke-dash="Dash_20_2" svg:stroke-width="0.026cm" svg:stroke-color="#00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dash" draw:stroke-dash="Dash_20_2" svg:stroke-width="0.026cm" svg:stroke-color="#00ffff" draw:stroke-linejoin="miter" draw:fill="solid" draw:fill-color="#33cccc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dash" draw:stroke-dash="Dash_20_2" svg:stroke-width="0.026cm" svg:stroke-color="#00ffff" draw:stroke-linejoin="miter" draw:fill="solid" draw:fill-color="#3333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0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333333" draw:stroke-linejoin="miter" draw:fill="solid" draw:fill-color="#0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ff950e" draw:stroke-linejoin="miter" draw:fill="none" draw:fill-color="#ff950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333333" draw:stroke-linejoin="miter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dash" draw:stroke-dash="Fine_20_Dashed_20__28_var_29_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svg:stroke-width="0.026cm" svg:stroke-color="#333333" draw:stroke-linejoin="miter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" style:family="graphic" style:parent-style-name="standard">
      <style:graphic-properties draw:stroke="none" svg:stroke-width="0.026cm" svg:stroke-color="#ff950e" draw:stroke-linejoin="miter" draw:fill="none" draw:fill-color="#ff950e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34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9" style:family="paragraph">
      <style:paragraph-properties fo:margin-left="0cm" fo:margin-right="0cm" fo:margin-top="0.158cm" fo:margin-bottom="0cm" fo:line-height="100%" fo:text-align="start" fo:text-indent="0cm" style:punctuation-wrap="hanging" style:line-break="strict"/>
    </style:style>
    <style:style style:name="P1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 style:writing-mode="lr-tb" style:font-independent-line-spacing="true"/>
      <style:text-properties fo:font-size="18pt" fo:font-weight="bold" style:font-weight-asian="bold" style:font-weight-complex="bold"/>
    </style:style>
    <style:style style:name="P14" style:family="paragraph">
      <style:paragraph-properties fo:text-align="center" style:writing-mode="lr-tb" style:font-independent-line-spacing="true"/>
      <style:text-properties fo:font-weight="bold" style:font-weight-asian="bold" style:font-weight-complex="bold"/>
    </style:style>
    <style:style style:name="P15" style:family="paragraph">
      <style:paragraph-properties fo:text-align="center" style:writing-mode="lr-tb" style:font-independent-line-spacing="true"/>
      <style:text-properties fo:color="#ffffff" fo:font-weight="bold" style:font-weight-asian="bold" style:font-weight-complex="bold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 style:font-independent-line-spacing="true"/>
      <style:text-properties fo:color="#ffffff" fo:font-weight="bold" style:font-weight-asian="bold" style:font-weight-complex="bold"/>
    </style:style>
    <style:style style:name="P1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paragraph-properties fo:margin-left="0cm" fo:margin-right="0cm" fo:margin-top="0.158cm" fo:margin-bottom="0cm" fo:line-height="100%" fo:text-indent="0cm" style:punctuation-wrap="hanging" style:line-break="strict" style:writing-mode="lr-tb" style:font-independent-line-spacing="true"/>
      <style:text-properties fo:font-size="12pt"/>
    </style:style>
    <style:style style:name="P2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ff950e" fo:font-size="18pt"/>
    </style:style>
    <style:style style:name="P2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color="#000000" fo:font-size="18pt"/>
    </style:style>
    <style:style style:name="P2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000000" fo:font-size="18pt"/>
    </style:style>
    <style:style style:name="P23" style:family="paragraph">
      <style:paragraph-properties fo:margin-left="0cm" fo:margin-right="0cm" fo:text-align="start" fo:text-indent="0cm" style:punctuation-wrap="hanging" style:line-break="strict"/>
    </style:style>
    <style:style style:name="T1" style:family="text">
      <style:text-properties fo:color="#ffffff" fo:font-size="8pt" fo:language="en" fo:country="US" style:font-size-asian="8pt" style:font-size-complex="8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family="Arial" style:font-pitch="variable" fo:language="en" fo:country="US" fo:font-weight="bold" style:font-family-asian="'Lucida Sans Unicode'" style:font-pitch-asian="variable" style:font-weight-asian="bold" style:font-family-complex="'Lucida Sans Unicode'" style:font-pitch-complex="variable" style:font-weight-complex="bold"/>
    </style:style>
    <style:style style:name="T4" style:family="text">
      <style:text-properties fo:font-family="Arial" style:font-pitch="variable" fo:language="en" fo:country="US" style:font-family-asian="'Lucida Sans Unicode'" style:font-pitch-asian="variable" style:font-family-complex="'Lucida Sans Unicode'" style:font-pitch-complex="variabl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family="Arial" style:font-pitch="variable" fo:font-size="12pt" fo:language="en" fo:country="US" fo:font-weight="bold" style:font-family-asian="'Lucida Sans Unicode'" style:font-pitch-asian="variable" style:font-weight-asian="bold" style:font-family-complex="'Lucida Sans Unicode'" style:font-pitch-complex="variable" style:font-weight-complex="bold"/>
    </style:style>
    <style:style style:name="T12" style:family="text">
      <style:text-properties fo:font-family="Arial" style:font-pitch="variable" fo:font-size="12pt" fo:language="en" fo:country="US" style:font-family-asian="'Lucida Sans Unicode'" style:font-pitch-asian="variable" style:font-family-complex="'Lucida Sans Unicode'" style:font-pitch-complex="variable"/>
    </style:style>
    <style:style style:name="T13" style:family="text">
      <style:text-properties fo:color="#ff950e" fo:font-size="8pt" fo:language="en" fo:country="US" style:font-size-asian="8pt" style:font-size-complex="8pt"/>
    </style:style>
    <style:style style:name="T14" style:family="text">
      <style:text-properties fo:color="#000000" fo:font-size="8pt" fo:language="en" fo:country="US" style:font-size-asian="8pt" style:font-size-complex="8pt"/>
    </style:style>
    <style:style style:name="T15" style:family="text">
      <style:text-properties fo:color="#ff950e" fo:font-size="15pt" fo:language="en" fo:country="US" style:font-size-asian="15pt" style:font-size-complex="15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use-date-time-name="dtd1">
        <draw:custom-shape draw:style-name="gr1" draw:text-style-name="P2" draw:layer="layout" svg:width="1.058cm" svg:height="0.424cm" svg:x="-0.001cm" svg:y="1.354cm">
          <text:list text:style-name="L1">
            <text:list-header>
              <text:p text:style-name="P1"><text:span text:style-name="T1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059cm" svg:height="0.424cm" svg:x="1.057cm" svg:y="1.354cm">
          <text:list text:style-name="L1">
            <text:list-header>
              <text:p text:style-name="P1"><text:span text:style-name="T1">Ed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424cm" svg:x="4.656cm" svg:y="1.354cm">
          <text:list text:style-name="L1">
            <text:list-header>
              <text:p text:style-name="P1"><text:span text:style-name="T1">Vi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424cm" svg:x="2.116cm" svg:y="1.354cm">
          <text:list text:style-name="L1">
            <text:list-header>
              <text:p text:style-name="P1"><text:span text:style-name="T1">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424cm" svg:x="3.386cm" svg:y="1.354cm">
          <text:list text:style-name="L1">
            <text:list-header>
              <text:p text:style-name="P1"><text:span text:style-name="T1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423cm" svg:x="-0.001cm" svg:y="1.778cm">
          <text:list text:style-name="L1">
            <text:list-header>
              <text:p text:style-name="P3"><text:span text:style-name="T1">N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423cm" svg:x="-0.001cm" svg:y="2.201cm">
          <text:list text:style-name="L1">
            <text:list-header>
              <text:p text:style-name="P3"><text:span text:style-name="T1">Op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424cm" svg:x="-0.001cm" svg:y="2.624cm">
          <text:list text:style-name="L1">
            <text:list-header>
              <text:p text:style-name="P3"><text:span text:style-name="T1">Sa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423cm" svg:x="-0.001cm" svg:y="3.048cm">
          <text:list text:style-name="L1">
            <text:list-header>
              <text:p text:style-name="P3"><text:span text:style-name="T1">Clo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905cm" svg:height="0.423cm" svg:x="-0.001cm" svg:y="3.471cm">
          <text:list text:style-name="L1">
            <text:list-header>
              <text:p text:style-name="P3"><text:span text:style-name="T1">Dele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0.424cm" svg:x="5.831cm" svg:y="1.354cm">
          <text:list text:style-name="L1">
            <text:list-header>
              <text:p text:style-name="P1"><text:span text:style-name="T1">Hel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373cm" svg:height="0.424cm" svg:x="7.027cm" svg:y="1.3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4" draw:text-style-name="P6" draw:layer="layout" svg:width="8.255cm" svg:height="1.27cm" svg:x="10.791cm" svg:y="24.126cm">
            <text:list text:style-name="L1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6" draw:layer="layout" svg:width="15.24cm" svg:height="11.594cm" svg:x="1.905cm" svg:y="12.064cm" presentation:class="notes" presentation:user-transformed="true">
            <draw:text-box>
              <text:list text:style-name="L1">
                <text:list-header>
                  <text:p text:style-name="P7"><text:span text:style-name="T3">GUI &amp; Dialog Editor</text:span></text:p>
                  <text:p text:style-name="P7"><text:span text:style-name="T3"/></text:p>
                  <text:p text:style-name="P7"><text:span text:style-name="T4">Behaviors</text:span></text:p>
                  <text:p text:style-name="P7"><text:span text:style-name="T4">`Button` <text:s/>standard push button mechanical operation.</text:span></text:p>
                  <text:p text:style-name="P7"><text:span text:style-name="T4">`Toggle` based on Button Behavior, changes two or more EventStates (OFF/ON 1, ON 2) with each depress.</text:span></text:p>
                  <text:p text:style-name="P7"><text:span text:style-name="T4">`Radio` based on a Toggle Behavior, sets the current gizmo EventState ON, changing the sibling EventState OFF.</text:span></text:p>
                  <text:p text:style-name="P7"><text:span text:style-name="T4">`Window` Primary Parent Frame sets Focus and Display Priority for itself and its children upon click.</text:span></text:p>
                  <text:p text:style-name="P8"><text:span text:style-name="T4"><text:tab/></text:span><text:span text:style-name="T4">`Mover` Button that moves its parent</text:span></text:p>
                  <text:p text:style-name="P8"><text:span text:style-name="T4"><text:tab/></text:span><text:span text:style-name="T4">`Hider` Toggle that hides its parent/children/siblings</text:span></text:p>
                  <text:p text:style-name="P9"><text:span text:style-name="T4">`Group` Non-displayed Gizmo that serves as parent for grouping Gizmos.</text:span></text:p>
                  <text:p text:style-name="P9"><text:span text:style-name="T4">`Input`</text:span></text:p>
                  <text:p text:style-name="P9"><text:span text:style-name="T4">`Menu` </text:span></text:p>
                  <text:p text:style-name="P9"><text:span text:style-name="T4">Compound Gizmos</text:span></text:p>
                  <text:p text:style-name="P9"><text:span text:style-name="T4">`DropBox`</text:span></text:p>
                  <text:p text:style-name="P9"><text:span text:style-name="T4">`Slider`</text:span></text:p>
                </text:list-header>
              </text:list>
            </draw:text-box>
          </draw:frame>
        </presentation:notes>
      </draw:page>
      <draw:page draw:name="page2" draw:style-name="dp1" draw:master-page-name="Default" presentation:use-date-time-name="dtd1">
        <draw:custom-shape draw:style-name="gr6" draw:text-style-name="P10" draw:layer="layout" svg:width="1.058cm" svg:height="0.424cm" svg:x="-0.001cm" svg:y="1.354cm">
          <text:list text:style-name="L1">
            <text:list-header>
              <text:p text:style-name="P1"><text:span text:style-name="T1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059cm" svg:height="0.424cm" svg:x="1.057cm" svg:y="1.354cm">
          <text:list text:style-name="L1">
            <text:list-header>
              <text:p text:style-name="P1"><text:span text:style-name="T1">Ed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7cm" svg:height="0.424cm" svg:x="4.656cm" svg:y="1.354cm">
          <text:list text:style-name="L1">
            <text:list-header>
              <text:p text:style-name="P1"><text:span text:style-name="T1">Vi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7cm" svg:height="0.424cm" svg:x="2.116cm" svg:y="1.354cm">
          <text:list text:style-name="L1">
            <text:list-header>
              <text:p text:style-name="P1"><text:span text:style-name="T1">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7cm" svg:height="0.424cm" svg:x="3.386cm" svg:y="1.354cm">
          <text:list text:style-name="L1">
            <text:list-header>
              <text:p text:style-name="P1"><text:span text:style-name="T1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905cm" svg:height="0.423cm" svg:x="-0.001cm" svg:y="1.778cm">
          <text:list text:style-name="L1">
            <text:list-header>
              <text:p text:style-name="P3"><text:span text:style-name="T1">N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905cm" svg:height="0.423cm" svg:x="-0.001cm" svg:y="2.201cm">
          <text:list text:style-name="L1">
            <text:list-header>
              <text:p text:style-name="P3"><text:span text:style-name="T1">Op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905cm" svg:height="0.424cm" svg:x="-0.001cm" svg:y="2.624cm">
          <text:list text:style-name="L1">
            <text:list-header>
              <text:p text:style-name="P3"><text:span text:style-name="T1">Sa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905cm" svg:height="0.423cm" svg:x="-0.001cm" svg:y="3.048cm">
          <text:list text:style-name="L1">
            <text:list-header>
              <text:p text:style-name="P3"><text:span text:style-name="T1">Clo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905cm" svg:height="0.423cm" svg:x="-0.001cm" svg:y="3.471cm">
          <text:list text:style-name="L1">
            <text:list-header>
              <text:p text:style-name="P3"><text:span text:style-name="T1">Dele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2.937cm" svg:height="2.669cm" svg:x="11.322cm" svg:y="8.096cm">
          <text:p text:style-name="P12"><text:span text:style-name="T5">Transformer</text:span></text:p>
          <text:p text:style-name="P12"><text:span text:style-name="T6">Movers</text:span></text:p>
          <text:p text:style-name="P12"><text:span text:style-name="T7">Sizers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321cm" svg:height="0.326cm" svg:x="11.006cm" svg:y="7.789cm">
          <text:p text:style-name="P12"><text:span text:style-name="T5">+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321cm" svg:height="0.331cm" svg:x="11.006cm" svg:y="9.228cm">
          <text:p text:style-name="P12"><text:span text:style-name="T5">X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321cm" svg:height="0.326cm" svg:x="11.006cm" svg:y="10.7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0.312cm" svg:height="0.326cm" svg:x="12.641cm" svg:y="7.789cm">
          <text:p text:style-name="P12"><text:span text:style-name="T8">Y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294cm" svg:height="0.326cm" svg:x="14.268cm" svg:y="7.7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0.294cm" svg:height="0.333cm" svg:x="14.268cm" svg:y="9.319cm">
          <text:p text:style-name="P12"><text:span text:style-name="T9">X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0.294cm" svg:height="0.326cm" svg:x="14.268cm" svg:y="10.765cm">
          <text:p text:style-name="P16"><text:span text:style-name="T9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layout" svg:width="0.338cm" svg:height="0.326cm" svg:x="12.615cm" svg:y="10.765cm">
          <text:p text:style-name="P12"><text:span text:style-name="T10">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328cm" svg:height="0.424cm" svg:x="26.67cm" svg:y="5.238cm">
          <text:list text:style-name="L1">
            <text:list-header>
              <text:p text:style-name="P3"><text:span text:style-name="T1">N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328cm" svg:height="0.423cm" svg:x="26.67cm" svg:y="5.662cm">
          <text:list text:style-name="L1">
            <text:list-header>
              <text:p text:style-name="P3"><text:span text:style-name="T1">Dele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63cm" svg:height="0.423cm" svg:x="26.67cm" svg:y="6.085cm">
          <text:list text:style-name="L1">
            <text:list-header>
              <text:p text:style-name="P3"><text:span text:style-name="T1">Duplic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63cm" svg:height="0.424cm" svg:x="26.67cm" svg:y="6.508cm">
          <text:list text:style-name="L1">
            <text:list-header>
              <text:p text:style-name="P3"><text:span text:style-name="T1">Link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63cm" svg:height="0.423cm" svg:x="26.67cm" svg:y="6.932cm">
          <text:list text:style-name="L1">
            <text:list-header>
              <text:p text:style-name="P3"><text:span text:style-name="T1">Merg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63cm" svg:height="0.423cm" svg:x="26.67cm" svg:y="7.355cm">
          <text:list text:style-name="L1">
            <text:list-header>
              <text:p text:style-name="P3"><text:span text:style-name="T1">Insert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963cm" svg:height="0.424cm" svg:x="26.67cm" svg:y="7.778cm">
          <text:list text:style-name="L1">
            <text:list-header>
              <text:p text:style-name="P3"><text:span text:style-name="T1">Remove 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.963cm" svg:height="1.27cm" svg:x="29.633cm" svg:y="6.508cm">
          <text:list text:style-name="L1">
            <text:list-header>
              <text:p text:style-name="P5"><text:span text:style-name="T1">Layer 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3cm" svg:x="29.845cm" svg:y="5.6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8" draw:layer="layout" svg:width="2.963cm" svg:height="1.27cm" svg:x="29.633cm" svg:y="5.238cm">
          <text:list text:style-name="L1">
            <text:list-header>
              <text:p text:style-name="P5"><text:span text:style-name="T1">Layer 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4cm" svg:x="29.633cm" svg:y="5.2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3cm" svg:x="29.633cm" svg:y="5.66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4cm" svg:x="29.633cm" svg:y="6.50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3cm" svg:x="29.633cm" svg:y="6.93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3cm" svg:x="29.633cm" svg:y="6.08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0.423cm" svg:height="0.423cm" svg:x="29.633cm" svg:y="7.3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27cm" svg:height="0.424cm" svg:x="5.842cm" svg:y="1.354cm">
          <text:list text:style-name="L1">
            <text:list-header>
              <text:p text:style-name="P1"><text:span text:style-name="T1">Help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8.373cm" svg:height="0.424cm" svg:x="7.027cm" svg:y="1.35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4" draw:text-style-name="P18" draw:layer="layout" svg:width="8.255cm" svg:height="1.27cm" svg:x="10.791cm" svg:y="24.126cm">
            <text:list text:style-name="L1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9" draw:layer="layout" svg:width="15.24cm" svg:height="11.594cm" svg:x="1.905cm" svg:y="12.064cm" presentation:class="notes" presentation:user-transformed="true">
            <draw:text-box>
              <text:list text:style-name="L1">
                <text:list-header>
                  <text:p text:style-name="P7"><text:span text:style-name="T11">GUI &amp; Dialog Editor</text:span></text:p>
                  <text:p text:style-name="P7"><text:span text:style-name="T11"/></text:p>
                  <text:p text:style-name="P7"><text:span text:style-name="T12">Behaviors</text:span></text:p>
                  <text:p text:style-name="P7"><text:span text:style-name="T12">`Button` <text:s/>standard push button mechanical operation.</text:span></text:p>
                  <text:p text:style-name="P7"><text:span text:style-name="T12">`Toggle` based on Button Behavior, changes two or more EventStates (OFF/ON 1, ON 2) with each depress.</text:span></text:p>
                  <text:p text:style-name="P7"><text:span text:style-name="T12">`Radio` based on a Toggle Behavior, sets the current gizmo EventState ON, changing the sibling EventState OFF.</text:span></text:p>
                  <text:p text:style-name="P7"><text:span text:style-name="T12">`Window` Primary Parent Frame sets Focus and Display Priority for itself and its children upon click.</text:span></text:p>
                  <text:p text:style-name="P8"><text:span text:style-name="T12"><text:tab/></text:span><text:span text:style-name="T12">`Mover` Button that moves its parent</text:span></text:p>
                  <text:p text:style-name="P8"><text:span text:style-name="T12"><text:tab/></text:span><text:span text:style-name="T12">`Hider` Toggle that hides its parent/children/siblings</text:span></text:p>
                  <text:p text:style-name="P9"><text:span text:style-name="T12">`Group` Non-displayed Gizmo that serves as parent for grouping Gizmos.</text:span></text:p>
                  <text:p text:style-name="P9"><text:span text:style-name="T12">`Input`</text:span></text:p>
                  <text:p text:style-name="P9"><text:span text:style-name="T12">`Menu` </text:span></text:p>
                  <text:p text:style-name="P9"><text:span text:style-name="T12">Compound Gizmos</text:span></text:p>
                  <text:p text:style-name="P9"><text:span text:style-name="T12">`DropBox`</text:span></text:p>
                  <text:p text:style-name="P9"><text:span text:style-name="T12">`Slider`</text:span></text:p>
                </text:list-header>
              </text:list>
            </draw:text-box>
          </draw:frame>
        </presentation:notes>
      </draw:page>
      <draw:page draw:name="page3" draw:style-name="dp1" draw:master-page-name="Default" presentation:use-date-time-name="dtd1">
        <draw:custom-shape draw:style-name="gr15" draw:text-style-name="P20" draw:id="id12" draw:layer="layout" svg:width="2.625cm" svg:height="0.621cm" svg:x="3.725cm" svg:y="6.011cm">
          <text:list text:style-name="L1">
            <text:list-header>
              <text:p text:style-name="P1"><text:span text:style-name="T13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1.058cm" svg:height="0.424cm" svg:x="-0.001cm" svg:y="1.354cm">
          <text:list text:style-name="L1">
            <text:list-header>
              <text:p text:style-name="P1"><text:span text:style-name="T14">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1" draw:id="id9" draw:layer="layout" svg:width="1.059cm" svg:height="0.424cm" svg:x="1.057cm" svg:y="1.354cm">
          <text:list text:style-name="L1">
            <text:list-header>
              <text:p text:style-name="P1"><text:span text:style-name="T14">Edi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1" draw:id="id14" draw:layer="layout" svg:width="1.27cm" svg:height="0.424cm" svg:x="4.656cm" svg:y="1.354cm">
          <text:list text:style-name="L1">
            <text:list-header>
              <text:p text:style-name="P1"><text:span text:style-name="T14">Vi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1" draw:id="id3" draw:layer="layout" svg:width="1.27cm" svg:height="0.424cm" svg:x="2.116cm" svg:y="1.354cm">
          <text:list text:style-name="L1">
            <text:list-header>
              <text:p text:style-name="P1"><text:span text:style-name="T14">Obje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1" draw:id="id5" draw:layer="layout" svg:width="1.27cm" svg:height="0.424cm" svg:x="3.386cm" svg:y="1.354cm">
          <text:list text:style-name="L1">
            <text:list-header>
              <text:p text:style-name="P1"><text:span text:style-name="T14">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05cm" svg:height="0.423cm" svg:x="-0.001cm" svg:y="1.778cm">
          <text:list text:style-name="L1">
            <text:list-header>
              <text:p text:style-name="P3"><text:span text:style-name="T14">New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05cm" svg:height="0.423cm" svg:x="-0.001cm" svg:y="2.201cm">
          <text:list text:style-name="L1">
            <text:list-header>
              <text:p text:style-name="P3"><text:span text:style-name="T14">Op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05cm" svg:height="0.424cm" svg:x="-0.001cm" svg:y="2.624cm">
          <text:list text:style-name="L1">
            <text:list-header>
              <text:p text:style-name="P3"><text:span text:style-name="T14">Sav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05cm" svg:height="0.423cm" svg:x="-0.001cm" svg:y="3.048cm">
          <text:list text:style-name="L1">
            <text:list-header>
              <text:p text:style-name="P3"><text:span text:style-name="T14">Clos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1.905cm" svg:height="0.423cm" svg:x="-0.001cm" svg:y="3.471cm">
          <text:list text:style-name="L1">
            <text:list-header>
              <text:p text:style-name="P3"><text:span text:style-name="T14">Dele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6" draw:layer="layout" svg:width="1.905cm" svg:height="0.423cm" svg:x="12.406cm" svg:y="2.963cm">
          <text:list text:style-name="L1">
            <text:list-header>
              <text:p text:style-name="P23"><text:span text:style-name="T14">Show Lo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11" draw:layer="layout" svg:width="1.905cm" svg:height="0.423cm" svg:x="12.406cm" svg:y="3.386cm">
          <text:list text:style-name="L1">
            <text:list-header>
              <text:p text:style-name="P1"><text:span text:style-name="T14">Show 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1" draw:layer="layout" svg:width="3.006cm" svg:height="0.423cm" svg:x="9.355cm" svg:y="5.249cm">
          <text:list text:style-name="L1">
            <text:list-header>
              <text:p text:style-name="P3"><text:span text:style-name="T14"><text:s/></text:span><text:span text:style-name="T14">Mesh (Sample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2" draw:layer="layout" svg:width="1.905cm" svg:height="0.423cm" svg:x="6.942cm" svg:y="6.942cm">
          <text:list text:style-name="L1">
            <text:list-header>
              <text:p text:style-name="P3"><text:span text:style-name="T14">Solo Mesh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7" draw:layer="layout" svg:width="1.905cm" svg:height="0.423cm" svg:x="6.943cm" svg:y="7.365cm">
          <text:list text:style-name="L1">
            <text:list-header>
              <text:p text:style-name="P3"><text:span text:style-name="T14">Tiled Mesh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8" draw:layer="layout" svg:x1="9.355cm" svg:y1="5.46cm" svg:x2="7.894cm" svg:y2="6.942cm" draw:start-shape="id1" draw:start-glue-point="3" draw:end-shape="id2" draw:end-glue-point="0" svg:d="m9355 5460h-1461v1482">
          <text:p/>
        </draw:connector>
        <draw:custom-shape draw:style-name="gr17" draw:text-style-name="P22" draw:id="id16" draw:layer="layout" svg:width="1.905cm" svg:height="0.423cm" svg:x="9.482cm" svg:y="9.398cm">
          <text:list text:style-name="L1">
            <text:list-header>
              <text:p text:style-name="P3"><text:span text:style-name="T14">dungeon.obj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17" draw:layer="layout" svg:width="2.624cm" svg:height="0.593cm" svg:x="3.726cm" svg:y="6.632cm">
          <text:list text:style-name="L1">
            <text:list-header>
              <text:p text:style-name="P1"><text:span text:style-name="T14">Solo Mesh Tool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8" draw:layer="layout" svg:width="2.624cm" svg:height="0.533cm" svg:x="3.726cm" svg:y="7.274cm">
          <text:list text:style-name="L1">
            <text:list-item>
              <text:p text:style-name="P1"><text:span text:style-name="T14">Tiled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id="id13" draw:layer="layout" svg:width="2.54cm" svg:height="0.45cm" svg:x="3.725cm" svg:y="9.964cm">
          <text:list text:style-name="L1">
            <text:list-header>
              <text:p text:style-name="P1"><text:span text:style-name="T13">Log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id="id10" draw:layer="layout" svg:width="6.012cm" svg:height="0.508cm" svg:x="15.409cm" svg:y="5.503cm">
          <text:list text:style-name="L1">
            <text:list-item>
              <text:p text:style-name="P1"><text:span text:style-name="T13">Object Propertie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id="id15" draw:layer="layout" svg:width="2.964cm" svg:height="0.508cm" svg:x="21.674cm" svg:y="5.503cm">
          <text:list text:style-name="L1">
            <text:list-item>
              <text:p text:style-name="P1"><text:span text:style-name="T13">Draw Options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9" draw:layer="layout" draw:line-skew="0.169cm" svg:x1="2.751cm" svg:y1="1.778cm" svg:x2="10.858cm" svg:y2="4.656cm" draw:start-shape="id3" draw:start-glue-point="2" draw:end-shape="id4" draw:end-glue-point="0" svg:d="m2751 1778v1608h8107v1270">
          <text:p/>
        </draw:connector>
        <draw:connector draw:style-name="gr19" draw:layer="layout" draw:line-skew="0.127cm" svg:x1="4.021cm" svg:y1="1.778cm" svg:x2="13.358cm" svg:y2="2.963cm" draw:start-shape="id5" draw:start-glue-point="2" draw:end-shape="id6" draw:end-glue-point="0" svg:d="m4021 1778v719h9337v466">
          <text:p/>
        </draw:connector>
        <draw:connector draw:style-name="gr18" draw:layer="layout" draw:type="curve" svg:x1="6.943cm" svg:y1="7.576cm" svg:x2="6.35cm" svg:y2="7.54cm" draw:start-shape="id7" draw:start-glue-point="3" draw:end-shape="id8" draw:end-glue-point="1" svg:d="m6943 7576c-445 0-149-36-593-36">
          <text:p/>
        </draw:connector>
        <draw:connector draw:style-name="gr19" draw:layer="layout" draw:line-skew="-0.72cm" svg:x1="1.586cm" svg:y1="1.778cm" svg:x2="18.415cm" svg:y2="5.503cm" draw:start-shape="id9" draw:start-glue-point="2" draw:end-shape="id10" svg:d="m1586 1778v1143h16829v2582">
          <text:p/>
        </draw:connector>
        <draw:connector draw:style-name="gr18" draw:layer="layout" draw:line-skew="-0.608cm" svg:x1="12.406cm" svg:y1="3.597cm" svg:x2="6.35cm" svg:y2="6.321cm" draw:start-shape="id11" draw:start-glue-point="3" draw:end-shape="id12" svg:d="m12406 3597h-3637v2724h-2419">
          <text:p/>
        </draw:connector>
        <draw:connector draw:style-name="gr18" draw:layer="layout" draw:line-skew="-0.191cm" svg:x1="12.406cm" svg:y1="3.174cm" svg:x2="6.265cm" svg:y2="10.189cm" draw:start-shape="id6" draw:start-glue-point="3" draw:end-shape="id13" draw:end-glue-point="1" svg:d="m12406 3174h-3262v7015h-2879">
          <text:p/>
        </draw:connector>
        <draw:custom-shape draw:style-name="gr17" draw:text-style-name="P22" draw:layer="layout" svg:width="3.007cm" svg:height="0.423cm" svg:x="15.351cm" svg:y="6.775cm">
          <text:list text:style-name="L1">
            <text:list-header>
              <text:p text:style-name="P1"><text:span text:style-name="T14"><text:s/></text:span><text:span text:style-name="T14">Rasteriz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1cm" svg:y="7.198cm">
          <text:list text:style-name="L1">
            <text:list-header>
              <text:p text:style-name="P3"><text:span text:style-name="T14">Cell Siz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7.621cm">
          <text:list text:style-name="L1">
            <text:list-header>
              <text:p text:style-name="P3"><text:span text:style-name="T14">Cell Heigh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582cm" svg:height="0.423cm" svg:x="18.88cm" svg:y="6.183cm">
          <text:list text:style-name="L1">
            <text:list-header>
              <text:p text:style-name="P1"><text:span text:style-name="T14"><text:s/></text:span><text:span text:style-name="T14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582cm" svg:height="0.423cm" svg:x="18.88cm" svg:y="6.775cm">
          <text:list text:style-name="L1">
            <text:list-header>
              <text:p text:style-name="P3"><text:span text:style-name="T14"><text:s/></text:span><text:span text:style-name="T14">Heigh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582cm" svg:height="0.423cm" svg:x="18.881cm" svg:y="7.198cm">
          <text:list text:style-name="L1">
            <text:list-header>
              <text:p text:style-name="P3"><text:span text:style-name="T14"><text:s/></text:span><text:span text:style-name="T14">Radiu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582cm" svg:height="0.423cm" svg:x="18.881cm" svg:y="7.621cm">
          <text:list text:style-name="L1">
            <text:list-header>
              <text:p text:style-name="P3"><text:span text:style-name="T14"><text:s/></text:span><text:span text:style-name="T14">Max Clim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582cm" svg:height="0.423cm" svg:x="18.88cm" svg:y="8.047cm">
          <text:list text:style-name="L1">
            <text:list-header>
              <text:p text:style-name="P3"><text:span text:style-name="T14"><text:s/></text:span><text:span text:style-name="T14">Max Slo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1cm" svg:y="8.128cm">
          <text:list text:style-name="L1">
            <text:list-header>
              <text:p text:style-name="P1"><text:span text:style-name="T14"><text:s/></text:span><text:span text:style-name="T14">Reg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1cm" svg:y="8.551cm">
          <text:list text:style-name="L1">
            <text:list-header>
              <text:p text:style-name="P3"><text:span text:style-name="T14">Min Region Siz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8.974cm">
          <text:list text:style-name="L1">
            <text:list-header>
              <text:p text:style-name="P3"><text:span text:style-name="T14">Merged Region Siz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9.397cm">
          <text:list text:style-name="L1">
            <text:list-header>
              <text:p text:style-name="P3"><text:span text:style-name="T14">Monotone Partitioning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509cm" svg:x="9.354cm" svg:y="5.671cm">
          <text:list text:style-name="L1">
            <text:list-header>
              <text:p text:style-name="P3"><text:span text:style-name="T14"><text:s/></text:span><text:span text:style-name="T14">Ag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9.909cm">
          <text:list text:style-name="L1">
            <text:list-header>
              <text:p text:style-name="P1"><text:span text:style-name="T14"><text:s/></text:span><text:span text:style-name="T14">Polygoniz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10.332cm">
          <text:list text:style-name="L1">
            <text:list-header>
              <text:p text:style-name="P3"><text:span text:style-name="T14">Max Edge Leng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3cm" svg:y="10.755cm">
          <text:list text:style-name="L1">
            <text:list-header>
              <text:p text:style-name="P3"><text:span text:style-name="T14">Max Edge Err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3cm" svg:y="11.178cm">
          <text:list text:style-name="L1">
            <text:list-header>
              <text:p text:style-name="P3"><text:span text:style-name="T14">Vert Per Pol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cm" svg:y="11.77cm">
          <text:list text:style-name="L1">
            <text:list-header>
              <text:p text:style-name="P1"><text:span text:style-name="T14"><text:s/></text:span><text:span text:style-name="T14">Detail Mes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cm" svg:y="12.193cm">
          <text:list text:style-name="L1">
            <text:list-header>
              <text:p text:style-name="P3"><text:span text:style-name="T14">Sample Distanc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1cm" svg:y="12.616cm">
          <text:list text:style-name="L1">
            <text:list-header>
              <text:p text:style-name="P3"><text:span text:style-name="T14">Max Sample Err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13.208cm">
          <text:list text:style-name="L1">
            <text:list-header>
              <text:p text:style-name="P3"><text:span text:style-name="T14">Keep Immediate Result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3.007cm" svg:height="0.423cm" svg:x="15.352cm" svg:y="13.632cm">
          <text:list text:style-name="L1">
            <text:list-header>
              <text:p text:style-name="P3"><text:span text:style-name="T14">Build Time: 0.0m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048cm" svg:height="0.423cm" svg:x="15.324cm" svg:y="14.224cm">
          <text:list text:style-name="L1">
            <text:list-header>
              <text:p text:style-name="P1"><text:span text:style-name="T14">BUIL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3.006cm" svg:height="0.423cm" svg:x="15.324cm" svg:y="6.183cm">
          <text:list text:style-name="L1">
            <text:list-header>
              <text:p text:style-name="P1"><text:span text:style-name="T14"><text:s/></text:span><text:span text:style-name="T14">Mesh/Geometr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1" draw:layer="layout" svg:width="2.582cm" svg:height="0.423cm" svg:x="18.88cm" svg:y="8.551cm">
          <text:list text:style-name="L1">
            <text:list-header>
              <text:p text:style-name="P1"><text:span text:style-name="T14">CREAT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style-name="gr18" draw:layer="layout" draw:line-skew="-1.228cm" svg:x1="5.291cm" svg:y1="1.778cm" svg:x2="23.156cm" svg:y2="5.503cm" draw:start-shape="id14" draw:start-glue-point="2" draw:end-shape="id15" svg:d="m5291 1778v635h17865v3090">
          <text:p/>
        </draw:connector>
        <draw:connector draw:style-name="gr18" draw:layer="layout" svg:x1="8.847cm" svg:y1="7.153cm" svg:x2="9.482cm" svg:y2="9.609cm" draw:end-shape="id16" draw:end-glue-point="3" svg:d="m8847 7153h61v2456h574">
          <text:p/>
        </draw:connector>
        <draw:custom-shape draw:style-name="gr17" draw:text-style-name="P22" draw:id="id18" draw:layer="layout" svg:width="3.007cm" svg:height="0.509cm" svg:x="9.354cm" svg:y="7.197cm">
          <text:list text:style-name="L1">
            <text:list-header>
              <text:p text:style-name="P3"><text:span text:style-name="T14"><text:s/></text:span><text:span text:style-name="T14">Pat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id="id19" draw:layer="layout" svg:width="3.007cm" svg:height="0.509cm" svg:x="11.363cm" svg:y="8.41cm">
          <text:list text:style-name="L1">
            <text:list-header>
              <text:p text:style-name="P3"><text:span text:style-name="T14"><text:s/></text:span><text:span text:style-name="T14">Off-Mesh Connec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3.007cm" svg:height="0.509cm" svg:x="9.354cm" svg:y="6.689cm">
          <text:list text:style-name="L1">
            <text:list-header>
              <text:p text:style-name="P3"><text:span text:style-name="T14">Convex Volumns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2" draw:layer="layout" svg:width="2.624cm" svg:height="0.533cm" svg:x="3.726cm" svg:y="8.34cm">
          <text:list text:style-name="L1">
            <text:list-item>
              <text:p text:style-name="P1"><text:span text:style-name="T14">Convex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624cm" svg:height="0.533cm" svg:x="3.726cm" svg:y="7.807cm">
          <text:list text:style-name="L1">
            <text:list-item>
              <text:p text:style-name="P1"><text:span text:style-name="T14">Agent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2.964cm" svg:height="0.592cm" svg:x="21.758cm" svg:y="10.16cm">
          <text:list text:style-name="L1">
            <text:list-item>
              <text:p text:style-name="P1"><text:span text:style-name="T13">View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624cm" svg:height="0.533cm" svg:x="3.726cm" svg:y="8.874cm">
          <text:list text:style-name="L1">
            <text:list-item>
              <text:p text:style-name="P1"><text:span text:style-name="T14">Path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19.389cm" svg:height="0.424cm" svg:x="5.926cm" svg:y="1.35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625cm" svg:height="0.621cm" svg:x="19.388cm" svg:y="0.338cm">
          <text:list text:style-name="L1">
            <text:list-header>
              <text:p text:style-name="P1"><text:span text:style-name="T15">Recast Navi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0" draw:id="id4" draw:layer="layout" svg:width="3.006cm" svg:height="0.508cm" svg:x="9.355cm" svg:y="4.656cm">
          <text:list text:style-name="L1">
            <text:list-item>
              <text:p text:style-name="P1"><text:span text:style-name="T13">Navigation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18" draw:layer="layout" svg:x1="6.942cm" svg:y1="7.153cm" svg:x2="6.35cm" svg:y2="6.928cm" draw:start-shape="id2" draw:start-glue-point="3" draw:end-shape="id17" draw:end-glue-point="1" svg:d="m6942 7153h-296v-225h-296">
          <text:p/>
        </draw:connector>
        <draw:connector draw:style-name="gr18" draw:layer="layout" svg:x1="12.361cm" svg:y1="7.451cm" svg:x2="12.866cm" svg:y2="8.41cm" draw:start-shape="id18" draw:start-glue-point="1" draw:end-shape="id19" draw:end-glue-point="0" svg:d="m12361 7451h505v959">
          <text:p/>
        </draw:connector>
        <draw:custom-shape draw:style-name="gr17" draw:text-style-name="P22" draw:layer="layout" svg:width="3.007cm" svg:height="0.509cm" svg:x="9.355cm" svg:y="6.18cm">
          <text:list text:style-name="L1">
            <text:list-header>
              <text:p text:style-name="P3"><text:span text:style-name="T14"><text:s/></text:span><text:span text:style-name="T14">Agent Targe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style-name="gr4" draw:text-style-name="P18" draw:layer="layout" svg:width="8.255cm" svg:height="1.27cm" svg:x="10.791cm" svg:y="24.126cm">
            <text:list text:style-name="L1">
              <text:list-header>
                <text:p text:style-name="P5"><text:span text:style-name="T2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19" draw:layer="layout" svg:width="15.24cm" svg:height="11.594cm" svg:x="1.905cm" svg:y="12.064cm" presentation:class="notes" presentation:user-transformed="true">
            <draw:text-box>
              <text:list text:style-name="L1">
                <text:list-header>
                  <text:p text:style-name="P7"><text:span text:style-name="T11">GUI &amp; Dialog Editor</text:span></text:p>
                  <text:p text:style-name="P7"><text:span text:style-name="T11"/></text:p>
                  <text:p text:style-name="P7"><text:span text:style-name="T12">Behaviors</text:span></text:p>
                  <text:p text:style-name="P7"><text:span text:style-name="T12">`Button` <text:s/>standard push button mechanical operation.</text:span></text:p>
                  <text:p text:style-name="P7"><text:span text:style-name="T12">`Toggle` based on Button Behavior, changes two or more EventStates (OFF/ON 1, ON 2) with each depress.</text:span></text:p>
                  <text:p text:style-name="P7"><text:span text:style-name="T12">`Radio` based on a Toggle Behavior, sets the current gizmo EventState ON, changing the sibling EventState OFF.</text:span></text:p>
                  <text:p text:style-name="P7"><text:span text:style-name="T12">`Window` Primary Parent Frame sets Focus and Display Priority for itself and its children upon click.</text:span></text:p>
                  <text:p text:style-name="P8"><text:span text:style-name="T12"><text:tab/></text:span><text:span text:style-name="T12">`Mover` Button that moves its parent</text:span></text:p>
                  <text:p text:style-name="P8"><text:span text:style-name="T12"><text:tab/></text:span><text:span text:style-name="T12">`Hider` Toggle that hides its parent/children/siblings</text:span></text:p>
                  <text:p text:style-name="P9"><text:span text:style-name="T12">`Group` Non-displayed Gizmo that serves as parent for grouping Gizmos.</text:span></text:p>
                  <text:p text:style-name="P9"><text:span text:style-name="T12">`Input`</text:span></text:p>
                  <text:p text:style-name="P9"><text:span text:style-name="T12">`Menu` </text:span></text:p>
                  <text:p text:style-name="P9"><text:span text:style-name="T12">Compound Gizmos</text:span></text:p>
                  <text:p text:style-name="P9"><text:span text:style-name="T12">`DropBox`</text:span></text:p>
                  <text:p text:style-name="P9"><text:span text:style-name="T12">`Slider`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2="1" draw:dots2-length="0.104cm" draw:distance="0.07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5f5f5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'Lucida Sans Unicode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Courier New'" style:font-family-generic="modern" style:font-pitch="fixed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family-generic="modern" style:font-pitch="fixed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'Lucida Sans Unicode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5f5f5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333333" draw:stroke-linejoin="miter" draw:fill="solid" draw:fill-color="#8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333333" draw:stroke-linejoin="miter" draw:fill="solid" draw:fill-color="#008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333333" draw:stroke-linejoin="miter" draw:fill="solid" draw:fill-color="#0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26cm" svg:stroke-color="#333333" draw:stroke-linejoin="miter" draw:fill="solid" draw:fill-color="#808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solid" svg:stroke-width="0.026cm" svg:stroke-color="#333333" draw:stroke-linejoin="miter" draw:fill="solid" draw:fill-color="#ff99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8" style:family="graphic" style:parent-style-name="standard">
      <style:graphic-properties draw:stroke="solid" svg:stroke-width="0.026cm" svg:stroke-color="#333333" draw:stroke-linejoin="miter" draw:fill="solid" draw:fill-color="#80808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dash" draw:stroke-dash="Ultrafine_20_Dashed" svg:stroke-width="0.026cm" svg:stroke-color="#c0c0c0" draw:stroke-linejoin="miter" draw:fill="none" draw:fill-color="#ffffcc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>
      <style:graphic-properties draw:stroke="solid" svg:stroke-width="0.026cm" svg:stroke-color="#333333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1" style:family="graphic" style:parent-style-name="standard">
      <style:graphic-properties draw:stroke="solid" svg:stroke-width="0.026cm" svg:stroke-color="#333333" draw:stroke-linejoin="miter" draw:fill="solid" draw:fill-color="#000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2" style:family="graphic" style:parent-style-name="standard">
      <style:graphic-properties draw:stroke="solid" svg:stroke-width="0.026cm" svg:stroke-color="#333333" draw:stroke-linejoin="miter" draw:fill="solid" draw:fill-color="#80008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solid" svg:stroke-width="0.026cm" svg:stroke-color="#333333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3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 style:punctuation-wrap="hanging" style:line-break="strict"/>
    </style:style>
    <style:style style:name="MP4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normal" style:font-weight-asian="normal" style:font-weight-complex="normal"/>
    </style:style>
    <style:style style:name="MP7" style:family="paragraph">
      <style:paragraph-properties fo:margin-left="0cm" fo:margin-right="0cm" fo:text-indent="0cm" style:punctuation-wrap="hanging" style:line-break="stric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 style:font-independent-line-spacing="true"/>
      <style:text-properties fo:font-family="'Courier New'" style:font-family-generic="modern" style:font-pitch="fixed"/>
    </style:style>
    <style:style style:name="MP12" style:family="paragraph">
      <style:paragraph-properties fo:text-align="center" style:writing-mode="lr-tb" style:font-independent-line-spacing="true"/>
      <style:text-properties fo:color="#ffffff"/>
    </style:style>
    <style:style style:name="MP13" style:family="paragraph">
      <style:paragraph-properties fo:text-align="center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9pt" fo:language="en" fo:country="US" fo:font-weight="normal" style:font-size-asian="9pt" style:font-weight-asian="normal" style:font-size-complex="9pt" style:font-weight-complex="normal"/>
    </style:style>
    <style:style style:name="MT3" style:family="text">
      <style:text-properties fo:color="#ffffff" fo:font-size="8pt" fo:language="en" fo:country="US" style:font-size-asian="8pt" style:font-size-complex="8pt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family="'Courier New'" style:font-family-generic="modern" style:font-pitch="fixed" fo:font-size="10.5pt" style:font-size-asian="10.5pt" style:font-size-complex="10.5pt"/>
    </style:style>
    <style:style style:name="MT6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4" draw:layer="backgroundobjects" svg:width="2.116cm" svg:height="1.354cm" svg:x="4.234cm" svg:y="0cm">
        <text:list text:style-name="ML1">
          <text:list-header>
            <text:p text:style-name="MP3"><text:span text:style-name="MT2">Entity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.117cm" svg:height="1.354cm" svg:x="14.764cm" svg:y="0cm">
        <text:list text:style-name="ML1">
          <text:list-header>
            <text:p text:style-name="MP3"><text:span text:style-name="MT3">Network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.117cm" svg:height="1.354cm" svg:x="10.53cm" svg:y="0cm">
        <text:list text:style-name="ML1">
          <text:list-header>
            <text:p text:style-name="MP3"><text:span text:style-name="MT2">User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6" draw:text-style-name="MP4" draw:layer="backgroundobjects" svg:width="2.116cm" svg:height="1.354cm" svg:x="6.35cm" svg:y="0cm">
        <text:list text:style-name="ML1">
          <text:list-item>
            <text:p text:style-name="MP3"><text:span text:style-name="MT2">Effects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7" draw:text-style-name="MP5" draw:layer="backgroundobjects" svg:width="2.117cm" svg:height="1.354cm" svg:x="12.647cm" svg:y="0cm">
        <text:list text:style-name="ML1">
          <text:list-header>
            <text:p text:style-name="MP3"><text:span text:style-name="MT4">Logic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8.044cm" svg:height="1.354cm" svg:x="16.848cm" svg:y="0cm">
        <text:p/>
        <draw:enhanced-geometry svg:viewBox="0 0 21600 21600" draw:type="rectangle" draw:enhanced-path="M 0 0 L 21600 0 21600 21600 0 21600 0 0 Z N"/>
      </draw:custom-shape>
      <draw:custom-shape draw:style-name="Mgr9" draw:text-style-name="MP8" draw:layer="backgroundobjects" svg:width="9.822cm" svg:height="0.635cm" svg:x="15.578cm" svg:y="18.415cm">
        <text:list text:style-name="ML1">
          <text:list-header>
            <text:p text:style-name="MP7"><text:span text:style-name="MT4">Status Bar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7.977cm" svg:height="1.27cm" svg:x="16.915cm" svg:y="0.084cm" presentation:class="title" presentation:placeholder="true">
        <draw:text-box/>
      </draw:frame>
      <draw:frame presentation:style-name="Default-outline1" draw:layer="backgroundobjects" svg:width="25.484cm" svg:height="16.341cm" svg:x="0cm" svg:y="1.354cm" presentation:class="outline" presentation:placeholder="true">
        <draw:text-box/>
      </draw:frame>
      <draw:custom-shape draw:style-name="Mgr10" draw:text-style-name="MP6" draw:layer="backgroundobjects" svg:width="2.116cm" svg:height="1.354cm" svg:x="0cm" svg:y="0cm">
        <text:list text:style-name="ML1">
          <text:list-header>
            <text:p text:style-name="MP3"><text:span text:style-name="MT2">S3GEd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1" draw:text-style-name="MP9" draw:layer="backgroundobjects" svg:width="2.117cm" svg:height="1.354cm" svg:x="8.466cm" svg:y="0cm">
        <text:list text:style-name="ML1">
          <text:list-header>
            <text:p text:style-name="MP3"><text:span text:style-name="MT3">Audio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12" draw:text-style-name="MP6" draw:layer="backgroundobjects" svg:width="2.117cm" svg:height="1.354cm" svg:x="2.116cm" svg:y="0cm">
        <text:list text:style-name="ML1">
          <text:list-header>
            <text:p text:style-name="MP3"><text:span text:style-name="MT2">Imag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style-name="Mgr8" draw:text-style-name="MP5" draw:layer="backgroundobjects" svg:width="0.423cm" svg:height="1.354cm" svg:x="0cm" svg:y="17.696cm">
        <text:p/>
        <draw:enhanced-geometry svg:viewBox="0 0 21600 21600" draw:type="rectangle" draw:enhanced-path="M 0 0 L 21600 0 21600 21600 0 21600 0 0 Z N"/>
      </draw:custom-shape>
      <draw:custom-shape draw:style-name="Mgr13" draw:text-style-name="MP11" draw:layer="backgroundobjects" svg:width="8.552cm" svg:height="1.354cm" svg:x="0.422cm" svg:y="17.696cm">
        <text:p text:style-name="MP10"><text:span text:style-name="MT5">Console</text:span></text:p>
        <draw:enhanced-geometry svg:viewBox="0 0 21600 21600" draw:type="rectangle" draw:enhanced-path="M 0 0 L 21600 0 21600 21600 0 21600 0 0 Z N"/>
      </draw:custom-shape>
      <draw:custom-shape draw:style-name="Mgr8" draw:text-style-name="MP12" draw:layer="backgroundobjects" svg:width="0.508cm" svg:height="1.354cm" svg:x="24.892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14" draw:text-style-name="MP13" draw:layer="backgroundobjects" svg:width="19.05cm" svg:height="25.4cm" svg:x="0cm" svg:y="0cm">
          <text:p/>
        </draw:rect>
        <draw:custom-shape draw:style-name="Mgr1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6" draw:text-style-name="MP5" draw:layer="backgroundobjects" svg:width="8.255cm" svg:height="1.279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6" draw:text-style-name="MP5" draw:layer="backgroundobjects" svg:width="8.255cm" svg:height="1.279cm" svg:x="10.791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1cm" svg:height="9.517cm" svg:x="3.174cm" svg:y="1.905cm" presentation:class="page"/>
        <draw:frame presentation:style-name="Default-notes" draw:layer="backgroundobjects" svg:width="15.231cm" svg:height="11.422cm" svg:x="1.904cm" svg:y="12.064cm" presentation:class="notes" presentation:placeholder="true">
          <draw:text-box/>
        </draw:frame>
        <draw:custom-shape draw:style-name="Mgr16" draw:text-style-name="MP5" draw:layer="backgroundobjects" svg:width="8.255cm" svg:height="1.279cm" svg:x="0cm" svg:y="24.121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5" draw:layer="backgroundobjects" svg:width="8.246cm" svg:height="1.262cm" svg:x="10.791cm" svg:y="24.124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Slide 1</dc:title>
    <meta:initial-creator>flt8405</meta:initial-creator>
    <meta:creation-date>2008-06-10T23:38:48</meta:creation-date>
    <dc:creator>Frankie Taylor</dc:creator>
    <dc:date>2011-03-06T01:20:20.86</dc:date>
    <meta:editing-cycles>1543</meta:editing-cycles>
    <meta:editing-duration>PT436H16M53S</meta:editing-duration>
    <meta:generator>OpenOffice.org/3.2$Win32 OpenOffice.org_project/320m18$Build-9502</meta:generator>
    <meta:document-statistic meta:object-count="161"/>
  </office:meta>
</office:document-meta>
</file>